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eleIcon" svg:font-family="TeleIcon" style:font-pitch="variable"/>
    <style:font-face style:name="TeleIcon1" svg:font-family="TeleIcon"/>
    <style:font-face style:name="Webdings" svg:font-family="Webdings" style:font-pitch="variable"/>
    <style:font-face style:name="Webdings1" svg:font-family="Web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cc" draw:textarea-horizontal-align="justify" draw:textarea-vertical-align="top" draw:auto-grow-height="false" fo:min-height="3.55cm" fo:min-width="1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3" style:family="graphic" style:parent-style-name="objectwithoutfill">
      <style:graphic-properties svg:stroke-color="#fc0a1c" draw:marker-end="Arrow" draw:marker-end-width="0.3cm" draw:fill="none" draw:fill-color="#ff3333" draw:textarea-vertical-align="middle"/>
    </style:style>
    <style:style style:name="gr4" style:family="graphic" style:parent-style-name="objectwithoutfill">
      <style:graphic-properties svg:stroke-color="#fc0a1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c0a1c" draw:marker-end="Arrow" draw:marker-end-width="0.3cm" draw:fill="none" draw:fill-color="#ffff66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.55cm" fo:min-width="4.1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808080" draw:fill-color="#999999" draw:textarea-horizontal-align="justify" draw:textarea-vertical-align="top" draw:auto-grow-height="false" fo:min-height="3.55cm" fo:min-width="16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2.15cm" fo:min-width="4.1cm"/>
      <style:paragraph-properties style:writing-mode="lr-tb"/>
    </style:style>
    <style:style style:name="gr13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66ff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0.95cm" fo:min-width="4.1cm"/>
      <style:paragraph-properties style:writing-mode="lr-tb"/>
    </style:style>
    <style:style style:name="gr17" style:family="graphic" style:parent-style-name="standard">
      <style:graphic-properties svg:stroke-color="#808080" draw:fill-color="#999999" draw:textarea-horizontal-align="justify" draw:textarea-vertical-align="top" draw:auto-grow-height="false" fo:min-height="3.35cm" fo:min-width="16.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4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0.55cm" fo:min-width="4.5cm"/>
      <style:paragraph-properties style:writing-mode="lr-tb"/>
    </style:style>
    <style:style style:name="gr20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9cm"/>
      <style:paragraph-properties style:writing-mode="lr-tb"/>
    </style:style>
    <style:style style:name="gr22" style:family="graphic" style:parent-style-name="objectwithoutfill">
      <style:graphic-properties svg:stroke-color="#333333" draw:marker-end="Arrow" draw:marker-end-width="0.3cm" draw:fill="none" draw:fill-color="#ffff66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0066cc"/>
      <style:paragraph-properties fo:text-align="center" style:writing-mode="lr-tb"/>
      <style:text-properties fo:font-size="18pt"/>
    </style:style>
    <style:style style:name="P3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66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line-height="100%" fo:text-align="start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-color="#ff3333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999999"/>
      <style:paragraph-properties fo:text-align="center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eleIcon1" fo:font-size="10pt" style:font-name-asian="TeleIcon1" style:font-size-asian="10pt" style:font-name-complex="TeleIcon1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leIcon1" fo:font-size="9pt" fo:font-style="normal" fo:text-shadow="none" style:text-underline-style="none" fo:font-weight="normal" style:letter-kerning="true" style:font-name-asian="TeleIcon1" style:font-size-asian="9pt" style:font-style-asian="normal" style:font-weight-asian="normal" style:font-name-complex="TeleIcon1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Webdings1" fo:font-size="10pt" style:font-name-asian="Webdings1" style:font-size-asian="10pt" style:font-name-complex="Webdings1" style:font-size-complex="10pt"/>
    </style:style>
    <style:style style:name="T10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6cm" svg:height="3.8cm" svg:x="0.6cm" svg:y="1.5cm">
          <text:p text:style-name="P1"><text:span text:style-name="T1">Main-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8cm" svg:x="1.1cm" svg:y="2.2cm">
          <text:p text:style-name="P3"><text:span text:style-name="T2">Menue</text:span><text:span text:style-name="T3">☼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4.6cm" svg:height="0.8cm" svg:x="18.465cm" svg:y="4cm">
          <text:p text:style-name="P4"><text:span text:style-name="T4">Data Chart 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4.6cm" svg:height="0.8cm" svg:x="1.1cm" svg:y="3cm">
          <text:p text:style-name="P5"><text:span text:style-name="T4">Connect to 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4.6cm" svg:height="0.8cm" svg:x="1.1cm" svg:y="3.8cm">
          <text:p text:style-name="P5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6cm" svg:height="0.8cm" svg:x="1.1cm" svg:y="4.6cm">
          <text:p text:style-name="P5"><text:span text:style-name="T4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6cm" svg:height="0.8cm" svg:x="1.1cm" svg:y="5.4cm">
          <text:p text:style-name="P5"><text:span text:style-name="T4">Abou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6cm" svg:height="0.8cm" svg:x="18.487cm" svg:y="3cm">
          <text:p text:style-name="P4"><text:span text:style-name="T4">Device Pick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4.6cm" svg:height="0.8cm" svg:x="11.934cm" svg:y="5.53cm">
          <text:p text:style-name="P5"><text:span text:style-name="T4">General Settings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5.7cm" svg:y1="5cm" svg:x2="11.934cm" svg:y2="5.93cm" draw:start-shape="id1" draw:start-glue-point="1" draw:end-shape="id2" draw:end-glue-point="3" svg:d="M5700 5000h3117v930h3117" svg:viewBox="0 0 6235 931">
          <text:p/>
        </draw:connector>
        <draw:connector draw:style-name="gr4" draw:text-style-name="P8" draw:layer="layout" svg:x1="5.7cm" svg:y1="3.4cm" svg:x2="18.487cm" svg:y2="3.4cm" draw:start-shape="id3" draw:start-glue-point="1" draw:end-shape="id4" draw:end-glue-point="3" svg:d="M5700 3400h12787" svg:viewBox="0 0 12788 1">
          <text:p/>
        </draw:connector>
        <draw:connector draw:style-name="gr5" draw:text-style-name="P9" draw:layer="layout" svg:x1="5.7cm" svg:y1="4.2cm" svg:x2="18.465cm" svg:y2="4.4cm" draw:start-shape="id5" draw:start-glue-point="1" draw:end-shape="id6" svg:d="M5700 4200h6383v200h6382" svg:viewBox="0 0 12766 201">
          <text:p/>
        </draw:connector>
        <draw:custom-shape draw:style-name="gr2" draw:text-style-name="P5" xml:id="id8" draw:id="id8" draw:layer="layout" svg:width="4.6cm" svg:height="0.8cm" svg:x="18.421cm" svg:y="8.73cm">
          <text:p text:style-name="P5"><text:span text:style-name="T4">Value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6.534cm" svg:y1="9.13cm" svg:x2="18.421cm" svg:y2="9.13cm" draw:start-shape="id7" draw:start-glue-point="1" draw:end-shape="id8" draw:end-glue-point="3" svg:d="M16534 9130h1887" svg:viewBox="0 0 1888 1">
          <text:p/>
        </draw:connector>
        <draw:custom-shape draw:style-name="gr2" draw:text-style-name="P5" draw:layer="layout" svg:width="4.6cm" svg:height="0.8cm" svg:x="1.2cm" svg:y="10.2cm">
          <text:p text:style-name="P5"><text:span text:style-name="T4">Auto Connect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4.6cm" svg:height="0.8cm" svg:x="18.421cm" svg:y="9.53cm">
          <text:p text:style-name="P4"><text:span text:style-name="T4">Check on Github Page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4cm" svg:height="1.673cm" svg:x="0.6cm" svg:y="0.4cm">
          <draw:text-box>
            <text:p><text:span text:style-name="T1">Menue: BT-DMM For Windows Version 1.22</text:span></text:p>
          </draw:text-box>
        </draw:frame>
        <draw:custom-shape draw:style-name="gr2" draw:text-style-name="P11" draw:layer="layout" svg:width="4.6cm" svg:height="0.8cm" svg:x="18.465cm" svg:y="4.8cm">
          <text:p text:style-name="P11"><text:span text:style-name="T6">Analog Display 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0.8cm" svg:x="18.465cm" svg:y="5.6cm">
          <text:p text:style-name="P12"><text:span text:style-name="T8">Allways on Top</text:span><text:span text:style-name="T6"> 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6cm" svg:height="0.8cm" svg:x="11.934cm" svg:y="6.33cm">
          <text:p text:style-name="P5"><text:span text:style-name="T4">Startup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6cm" svg:height="0.8cm" svg:x="11.934cm" svg:y="7.13cm">
          <text:p text:style-name="P5"><text:span text:style-name="T4">Advanced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6cm" svg:height="0.8cm" svg:x="11.934cm" svg:y="7.93cm">
          <text:p text:style-name="P5"><text:span text:style-name="T4">View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4.6cm" svg:height="0.8cm" svg:x="11.934cm" svg:y="8.73cm">
          <text:p text:style-name="P5"><text:span text:style-name="T4">MQTT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4.6cm" svg:height="0.8cm" svg:x="11.934cm" svg:y="9.53cm">
          <text:p text:style-name="P5"><text:span text:style-name="T4">Update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6.534cm" svg:y1="9.93cm" svg:x2="18.421cm" svg:y2="9.93cm" draw:start-shape="id9" draw:start-glue-point="1" draw:end-shape="id10" draw:end-glue-point="3" svg:d="M16534 9930h1887" svg:viewBox="0 0 1888 1">
          <text:p/>
        </draw:connector>
        <draw:custom-shape draw:style-name="gr9" draw:text-style-name="P13" draw:layer="layout" svg:width="4.6cm" svg:height="0.8cm" svg:x="1.2cm" svg:y="9.2cm">
          <text:p text:style-name="P5"><text:span text:style-name="T4">Update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6cm" svg:height="0.8cm" svg:x="1.2cm" svg:y="11.2cm">
          <text:p text:style-name="P5"><text:span text:style-name="T4">Connect Los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4.6cm" svg:height="0.8cm" svg:x="6.8cm" svg:y="7.6cm">
          <text:p text:style-name="P5"><text:span text:style-name="T4">About / Info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5.7cm" svg:y1="5.8cm" svg:x2="6.8cm" svg:y2="8cm" draw:start-shape="id11" draw:start-glue-point="1" draw:end-shape="id12" draw:end-glue-point="3" svg:d="M5700 5800h550v2200h550" svg:viewBox="0 0 1101 220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1" draw:text-style-name="P16" draw:layer="layout" svg:width="17.2cm" svg:height="3.8cm" svg:x="1cm" svg:y="2.6cm">
          <text:p text:style-name="P15">Main-Window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3.7cm">
          <text:p text:style-name="P6"><text:span text:style-name="T4">Menu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3" draw:id="id13" draw:layer="layout" svg:width="4.6cm" svg:height="2.4cm" svg:x="11.1cm" svg:y="7.6cm">
          <text:p text:style-name="P17"><text:span text:style-name="T4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5" draw:id="id15" draw:layer="layout" svg:width="4.6cm" svg:height="0.8cm" svg:x="1.1cm" svg:y="6.1cm">
          <text:p text:style-name="P5"><text:span text:style-name="T4">Connect to 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6.9cm">
          <text:p text:style-name="P5"><text:span text:style-name="T4">Data Chart <text:s/>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7.7cm">
          <text:p text:style-name="P5"><text:span text:style-name="T4">Analog Display 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8.5cm">
          <text:p text:style-name="P5"><text:span text:style-name="T4">Always on Top 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10.1cm">
          <text:p text:style-name="P5"><text:span text:style-name="T4">About / Attribu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6" draw:id="id16" draw:layer="layout" svg:width="4.6cm" svg:height="2.4cm" svg:x="11.1cm" svg:y="10.8cm">
          <text:p text:style-name="P17"><text:span text:style-name="T4">Device Pick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4.6cm" svg:height="2.4cm" svg:x="17cm" svg:y="8.2cm">
          <text:p text:style-name="P5"><text:span text:style-name="T4">Manage known Devices 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5.7cm" svg:y1="8.8cm" svg:x2="17cm" svg:y2="9.4cm" draw:start-shape="id13" draw:start-glue-point="1" draw:end-shape="id14" draw:end-glue-point="3" svg:d="M15700 8800h650v600h650" svg:viewBox="0 0 1301 601">
          <text:p/>
        </draw:connector>
        <draw:connector draw:style-name="gr4" draw:text-style-name="P8" draw:layer="layout" draw:line-skew="-0.8cm" svg:x1="5.7cm" svg:y1="6.5cm" svg:x2="11.1cm" svg:y2="12cm" draw:start-shape="id15" draw:start-glue-point="1" draw:end-shape="id16" draw:end-glue-point="3" svg:d="M5700 6500h1900v5500h3500" svg:viewBox="0 0 5401 5501">
          <text:p/>
        </draw:connector>
        <draw:custom-shape draw:style-name="gr12" draw:text-style-name="P5" xml:id="id17" draw:id="id17" draw:layer="layout" svg:width="4.6cm" svg:height="2.4cm" svg:x="17cm" svg:y="11.4cm">
          <text:p text:style-name="P5"><text:span text:style-name="T4">MQTT Setting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5.7cm" svg:y1="8.8cm" svg:x2="17cm" svg:y2="12.6cm" draw:start-shape="id13" draw:start-glue-point="1" draw:end-shape="id17" draw:end-glue-point="3" svg:d="M15700 8800h650v3800h650" svg:viewBox="0 0 1301 3801">
          <text:p/>
        </draw:connector>
        <draw:custom-shape draw:style-name="gr2" draw:text-style-name="P5" xml:id="id20" draw:id="id20" draw:layer="layout" svg:width="4.6cm" svg:height="0.8cm" svg:x="1.1cm" svg:y="5.3cm">
          <text:p text:style-name="P18"><text:span text:style-name="T6">Settings </text:span><text:span text:style-name="T10">☼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6cm" svg:height="0.8cm" svg:x="1.1cm" svg:y="9.3cm">
          <text:p text:style-name="P5"><text:span text:style-name="T4">Help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9" draw:id="id19" draw:layer="layout" svg:width="4.6cm" svg:height="2.4cm" svg:x="11.1cm" svg:y="4.4cm">
          <text:p text:style-name="P17"><text:span text:style-name="T4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4.6cm" svg:height="0.8cm" svg:x="1.1cm" svg:y="4.5cm">
          <text:p text:style-name="P18"><text:span text:style-name="T4">Language select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7cm" svg:y1="4.9cm" svg:x2="11.1cm" svg:y2="5.6cm" draw:start-shape="id18" draw:start-glue-point="1" draw:end-shape="id19" draw:end-glue-point="3" svg:d="M5700 4900h2700v700h2700" svg:viewBox="0 0 5401 701">
          <text:p/>
        </draw:connector>
        <draw:connector draw:style-name="gr14" draw:text-style-name="P8" draw:layer="layout" draw:line-skew="-0.4cm" svg:x1="5.7cm" svg:y1="5.7cm" svg:x2="11.1cm" svg:y2="8.8cm" draw:start-shape="id20" draw:start-glue-point="1" draw:end-shape="id13" draw:end-glue-point="3" svg:d="M5700 5700h2300v3100h3100" svg:viewBox="0 0 5401 3101">
          <text:p/>
        </draw:connector>
        <draw:frame draw:style-name="gr15" draw:text-style-name="P19" draw:layer="layout" svg:width="7.546cm" svg:height="0.962cm" svg:x="1.2cm" svg:y="1cm">
          <draw:text-box>
            <text:p>Draft Menue optimizetion</text:p>
          </draw:text-box>
        </draw:frame>
        <draw:custom-shape draw:style-name="gr16" draw:text-style-name="P17" draw:layer="layout" svg:width="4.6cm" svg:height="1.2cm" svg:x="11cm" svg:y="14.2cm">
          <text:p text:style-name="P17"><text:span text:style-name="T4">Connect Window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" draw:id="id21" draw:layer="layout" svg:width="4.6cm" svg:height="2.4cm" svg:x="22.823cm" svg:y="12.2cm">
          <text:p text:style-name="P5"><text:span text:style-name="T4">MQTT Data Values Format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1.6cm" svg:y1="12.6cm" svg:x2="22.823cm" svg:y2="13.4cm" draw:start-shape="id17" draw:start-glue-point="1" draw:end-shape="id21" draw:end-glue-point="3" svg:d="M21600 12600h612v800h611" svg:viewBox="0 0 1224 8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7" draw:text-style-name="P16" xml:id="id34" draw:id="id34" draw:layer="layout" svg:width="17.2cm" svg:height="3.6cm" svg:x="1cm" svg:y="2.6cm">
          <text:p text:style-name="P15">Main-Window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cm" svg:height="0.8cm" svg:x="1cm" svg:y="3.7cm">
          <text:p text:style-name="P6"><text:span text:style-name="T4">Men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31" draw:id="id31" draw:layer="layout" svg:width="5cm" svg:height="0.8cm" svg:x="7.1cm" svg:y="8.5cm">
          <text:p text:style-name="P17"><text:span text:style-name="T4">Setting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24" draw:id="id24" draw:layer="layout" svg:width="5cm" svg:height="0.8cm" svg:x="1cm" svg:y="4.5cm">
          <text:p text:style-name="P5"><text:span text:style-name="T4">Connect to De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33" draw:id="id33" draw:layer="layout" svg:width="5cm" svg:height="0.8cm" svg:x="19.3cm" svg:y="5.3cm">
          <text:p text:style-name="P5"><text:span text:style-name="T4">Data Chart <text:s/>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cm" svg:height="0.8cm" svg:x="19.3cm" svg:y="6.1cm">
          <text:p text:style-name="P5"><text:span text:style-name="T4">Analog Display 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cm" svg:height="0.8cm" svg:x="19.3cm" svg:y="6.9cm">
          <text:p text:style-name="P5"><text:span text:style-name="T4">Always on Top </text:span><text:span text:style-name="T9">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cm" svg:height="0.8cm" svg:x="1cm" svg:y="6.9cm">
          <text:p text:style-name="P5"><text:span text:style-name="T4">About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5" draw:id="id25" draw:layer="layout" svg:width="5cm" svg:height="0.8cm" svg:x="19.3cm" svg:y="3.624cm">
          <text:p text:style-name="P17"><text:span text:style-name="T4">Device Picke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23" draw:id="id23" draw:layer="layout" svg:width="5cm" svg:height="0.8cm" svg:x="13.24cm" svg:y="10.1cm">
          <text:p text:style-name="P5"><text:span text:style-name="T4">Manage Known Devices 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12.1cm" svg:y1="10.5cm" svg:x2="13.24cm" svg:y2="10.5cm" draw:start-shape="id22" draw:start-glue-point="1" draw:end-shape="id23" draw:end-glue-point="3" svg:d="M12100 10500h1140" svg:viewBox="0 0 1141 1">
          <text:p/>
        </draw:connector>
        <draw:connector draw:style-name="gr4" draw:text-style-name="P8" draw:layer="layout" draw:line-skew="-0.8cm" svg:x1="6cm" svg:y1="4.9cm" svg:x2="19.3cm" svg:y2="4.024cm" draw:start-shape="id24" draw:start-glue-point="1" draw:end-shape="id25" draw:end-glue-point="3" svg:d="M6000 4900h5850v-876h7450" svg:viewBox="0 0 13301 877">
          <text:p/>
        </draw:connector>
        <draw:custom-shape draw:style-name="gr19" draw:text-style-name="P5" xml:id="id27" draw:id="id27" draw:layer="layout" svg:width="5cm" svg:height="0.8cm" svg:x="13.24cm" svg:y="10.9cm">
          <text:p text:style-name="P5"><text:span text:style-name="T4">MQTT Settings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12.1cm" svg:y1="11.3cm" svg:x2="13.24cm" svg:y2="11.3cm" draw:start-shape="id26" draw:start-glue-point="1" draw:end-shape="id27" draw:end-glue-point="3" svg:d="M12100 11300h1140" svg:viewBox="0 0 1141 1">
          <text:p/>
        </draw:connector>
        <draw:custom-shape draw:style-name="gr18" draw:text-style-name="P18" xml:id="id30" draw:id="id30" draw:layer="layout" svg:width="5cm" svg:height="0.8cm" svg:x="1cm" svg:y="6.1cm">
          <text:p text:style-name="P18"><text:span text:style-name="T6">Settings </text:span><text:span text:style-name="T10">☼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29" draw:id="id29" draw:layer="layout" svg:width="5cm" svg:height="0.8cm" svg:x="19.3cm" svg:y="10.1cm">
          <text:p text:style-name="P5"><text:span text:style-name="T4">Manage Devi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8cm" svg:x="7.1cm" svg:y="9.3cm">
          <text:p text:style-name="P18"><text:span text:style-name="T4">Language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13.359cm" svg:height="0.962cm" svg:x="1.2cm" svg:y="1cm">
          <draw:text-box>
            <text:p>BT-DMM-For-Windows Menue V1.18 08/2022</text:p>
          </draw:text-box>
        </draw:frame>
        <draw:custom-shape draw:style-name="gr19" draw:text-style-name="P17" xml:id="id35" draw:id="id35" draw:layer="layout" svg:width="5cm" svg:height="0.8cm" svg:x="7.1cm" svg:y="7cm">
          <text:p text:style-name="P17"><text:span text:style-name="T4">Connect Window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28" draw:id="id28" draw:layer="layout" svg:width="5cm" svg:height="0.8cm" svg:x="19.3cm" svg:y="10.9cm">
          <text:p text:style-name="P5"><text:span text:style-name="T4">MQTT Data Values Format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18.24cm" svg:y1="11.3cm" svg:x2="19.3cm" svg:y2="11.3cm" draw:start-shape="id27" draw:start-glue-point="1" draw:end-shape="id28" draw:end-glue-point="3" svg:d="M18240 11300h1060" svg:viewBox="0 0 1061 1">
          <text:p/>
        </draw:connector>
        <draw:custom-shape draw:style-name="gr18" draw:text-style-name="P5" xml:id="id32" draw:id="id32" draw:layer="layout" svg:width="5cm" svg:height="0.8cm" svg:x="1cm" svg:y="5.3cm">
          <text:p text:style-name="P5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22" draw:id="id22" draw:layer="layout" svg:width="5cm" svg:height="0.8cm" svg:x="7.1cm" svg:y="10.1cm">
          <text:p text:style-name="P18"><text:span text:style-name="T4">Startup Setting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26" draw:id="id26" draw:layer="layout" svg:width="5cm" svg:height="0.8cm" svg:x="7.1cm" svg:y="10.9cm">
          <text:p text:style-name="P18"><text:span text:style-name="T4">Advanced Settings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18.24cm" svg:y1="10.5cm" svg:x2="19.3cm" svg:y2="10.5cm" draw:start-shape="id23" draw:start-glue-point="1" draw:end-shape="id29" draw:end-glue-point="3" svg:d="M18240 10500h1060" svg:viewBox="0 0 1061 1">
          <text:p/>
        </draw:connector>
        <draw:connector draw:style-name="gr20" draw:text-style-name="P21" draw:layer="layout" draw:type="line" svg:x1="6cm" svg:y1="6.5cm" svg:x2="7.1cm" svg:y2="8.9cm" draw:start-shape="id30" draw:start-glue-point="1" draw:end-shape="id31" draw:end-glue-point="3" svg:d="M6000 6500l1100 2400" svg:viewBox="0 0 1101 2401">
          <text:p/>
        </draw:connector>
        <draw:connector draw:style-name="gr22" draw:text-style-name="P9" draw:layer="layout" draw:type="line" svg:x1="6cm" svg:y1="5.7cm" svg:x2="19.3cm" svg:y2="5.7cm" draw:start-shape="id32" draw:start-glue-point="1" draw:end-shape="id33" draw:end-glue-point="3" svg:d="M6000 5700h13300" svg:viewBox="0 0 13301 1">
          <text:p/>
        </draw:connector>
        <draw:connector draw:style-name="gr6" draw:text-style-name="P8" draw:layer="layout" draw:type="line" svg:x1="9.6cm" svg:y1="6.2cm" svg:x2="9.6cm" svg:y2="7cm" draw:start-shape="id34" draw:start-glue-point="2" draw:end-shape="id35" draw:end-glue-point="0" svg:d="M9600 6200v800" svg:viewBox="0 0 1 8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eleIcon" svg:font-family="TeleIcon" style:font-pitch="variable"/>
    <style:font-face style:name="TeleIcon1" svg:font-family="TeleIcon"/>
    <style:font-face style:name="Webdings" svg:font-family="Webdings" style:font-pitch="variable"/>
    <style:font-face style:name="Webdings1" svg:font-family="Webdings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ürgen Frey</meta:initial-creator>
    <meta:creation-date>2022-08-03T21:19:51.761973557</meta:creation-date>
    <dc:date>2022-09-09T22:38:16.512687554</dc:date>
    <dc:creator>Jürgen Frey</dc:creator>
    <meta:editing-duration>PT3H26M18S</meta:editing-duration>
    <meta:editing-cycles>7</meta:editing-cycles>
    <meta:generator>LibreOffice/7.4.0.3$MacOSX_AARCH64 LibreOffice_project/f85e47c08ddd19c015c0114a68350214f7066f5a</meta:generator>
    <meta:document-statistic meta:object-count="108"/>
  </office:meta>
</office:document-meta>
</file>